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_20_right">
      <style:text-properties officeooo:rsid="000c8a1c" officeooo:paragraph-rsid="000c8a1c"/>
    </style:style>
    <style:style style:name="P2" style:family="paragraph" style:parent-style-name="Title"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1">
      <style:text-properties officeooo:paragraph-rsid="00129f06"/>
    </style:style>
    <style:style style:name="T1" style:family="text">
      <style:text-properties officeooo:rsid="000e7817"/>
    </style:style>
    <style:style style:name="T2" style:family="text">
      <style:text-properties officeooo:rsid="000fbb00"/>
    </style:style>
    <style:style style:name="T3" style:family="text">
      <style:text-properties officeooo:rsid="001097b2"/>
    </style:style>
    <style:style style:name="T4" style:family="text">
      <style:text-properties style:font-name="Liberation Sans" fo:font-size="11pt" officeooo:rsid="001097b2" style:font-size-asian="10.5pt" style:font-size-complex="11pt"/>
    </style:style>
    <style:style style:name="T5" style:family="text">
      <style:text-properties officeooo:rsid="0011f92c"/>
    </style:style>
    <style:style style:name="T6" style:family="text">
      <style:text-properties style:text-position="super 58%" officeooo:rsid="0011f92c"/>
    </style:style>
    <style:style style:name="T7" style:family="text">
      <style:text-properties officeooo:rsid="00129f06"/>
    </style:style>
    <style:style style:name="T8" style:family="text">
      <style:text-properties officeooo:rsid="001579e4"/>
    </style:style>
    <text:list-style style:name="L1">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office:automatic-styles>
  <office:body>
    <office:text text:use-soft-page-breaks="true">
      <office:forms form:automatic-focus="false" form:apply-design-mode="false"/>
      <text:tracked-changes>
        <text:changed-region xml:id="ct1732703354848" text:id="ct1732703354848">
          <text:insertion>
            <office:change-info>
              <dc:creator>George Self</dc:creator>
              <dc:date>2020-05-14T17:40:34</dc:date>
            </office:change-info>
          </text:insertion>
        </text:changed-region>
        <text:changed-region xml:id="ct1732851656992" text:id="ct1732851656992">
          <text:insertion>
            <office:change-info>
              <dc:creator>George Self</dc:creator>
              <dc:date>2020-05-15T15:03:05</dc:date>
            </office:change-info>
          </text:insertion>
        </text:changed-region>
        <text:changed-region xml:id="ct1732703357728" text:id="ct1732703357728">
          <text:insertion>
            <office:change-info>
              <dc:creator>George Self</dc:creator>
              <dc:date>2020-05-14T17:43:32</dc:date>
            </office:change-info>
          </text:insertion>
        </text:changed-region>
        <text:changed-region xml:id="ct1732703357968" text:id="ct1732703357968">
          <text:insertion>
            <office:change-info>
              <dc:creator>George Self</dc:creator>
              <dc:date>2020-05-14T17:46:02</dc:date>
            </office:change-info>
          </text:insertion>
        </text:changed-region>
        <text:changed-region xml:id="ct1732703358208" text:id="ct1732703358208">
          <text:format-change>
            <office:change-info>
              <dc:creator>George Self</dc:creator>
              <dc:date>2020-05-14T17:46:50</dc:date>
            </office:change-info>
          </text:format-change>
        </text:changed-region>
        <text:changed-region xml:id="ct1732703355088" text:id="ct1732703355088">
          <text:insertion>
            <office:change-info>
              <dc:creator>George Self</dc:creator>
              <dc:date>2020-05-14T17:50:23</dc:date>
            </office:change-info>
          </text:insertion>
        </text:changed-region>
        <text:changed-region xml:id="ct1732703356768" text:id="ct1732703356768">
          <text:insertion>
            <office:change-info>
              <dc:creator>George Self</dc:creator>
              <dc:date>2020-05-14T17:52:48</dc:date>
            </office:change-info>
          </text:insertion>
        </text:changed-region>
        <text:changed-region xml:id="ct1732703363728" text:id="ct1732703363728">
          <text:insertion>
            <office:change-info>
              <dc:creator>George Self</dc:creator>
              <dc:date>2020-05-14T17:53:00</dc:date>
            </office:change-info>
          </text:insertion>
        </text:changed-region>
        <text:changed-region xml:id="ct1732703363968" text:id="ct1732703363968">
          <text:insertion>
            <office:change-info>
              <dc:creator>George Self</dc:creator>
              <dc:date>2020-05-14T17:54:02</dc:date>
            </office:change-info>
          </text:insertion>
        </text:changed-region>
        <text:changed-region xml:id="ct1732703363488" text:id="ct1732703363488">
          <text:insertion>
            <office:change-info>
              <dc:creator>George Self</dc:creator>
              <dc:date>2020-05-14T17:55:33</dc:date>
            </office:change-info>
          </text:insertion>
        </text:changed-region>
        <text:changed-region xml:id="ct1732707528432" text:id="ct1732707528432">
          <text:insertion>
            <office:change-info>
              <dc:creator>George Self</dc:creator>
              <dc:date>2020-05-14T17:56:01</dc:date>
            </office:change-info>
          </text:insertion>
        </text:changed-region>
        <text:changed-region xml:id="ct1732707526512" text:id="ct1732707526512">
          <text:insertion>
            <office:change-info>
              <dc:creator>George Self</dc:creator>
              <dc:date>2020-05-14T17:57:32</dc:date>
            </office:change-info>
          </text:insertion>
        </text:changed-region>
        <text:changed-region xml:id="ct1732707525552" text:id="ct1732707525552">
          <text:insertion>
            <office:change-info>
              <dc:creator>George Self</dc:creator>
              <dc:date>2020-05-14T17:58:50</dc:date>
            </office:change-info>
          </text:insertion>
        </text:changed-region>
        <text:changed-region xml:id="ct1732707530592" text:id="ct1732707530592">
          <text:insertion>
            <office:change-info>
              <dc:creator>George Self</dc:creator>
              <dc:date>2020-05-14T17:59:00</dc:date>
            </office:change-info>
          </text:insertion>
        </text:changed-region>
        <text:changed-region xml:id="ct1732707529872" text:id="ct1732707529872">
          <text:insertion>
            <office:change-info>
              <dc:creator>George Self</dc:creator>
              <dc:date>2020-05-14T18:00:35</dc:date>
            </office:change-info>
          </text:insertion>
        </text:changed-region>
        <text:changed-region xml:id="ct1732707527232" text:id="ct1732707527232">
          <text:insertion>
            <office:change-info>
              <dc:creator>George Self</dc:creator>
              <dc:date>2020-05-14T18:0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set Directory</text:p>
      <text:p text:style-name="Text_20_body">This document contains the directory for the datasets found on the CD accompanying <text:span text:style-name="Emphasis">Data Analysis with Microsoft Excel</text:span> (2004) by Berk and Cary. I have a physical copy of the book in my personal library.</text:p>
      <text:list xml:id="list3214440861" text:style-name="L1">
        <text:list-item>
          <text:p text:style-name="P3"><text:span text:style-name="Strong_20_Emphasis">Accid.xls</text:span> has the average number of accidents each month for several years (used in Chapter 12). </text:p>
        </text:list-item>
        <text:list-item>
          <text:p text:style-name="P3"><text:span text:style-name="Strong_20_Emphasis">Alum.xls</text:span> has mass and volume for eight chunks of aluminum, as measured in a high school chemistry class (used in Chapters 2, 3, and 8). </text:p>
        </text:list-item>
        <text:list-item>
          <text:p text:style-name="P3"><text:span text:style-name="Strong_20_Emphasis">Autos.xls</text:span> has data on surface flaws for 40 cars (used in Chapter 12). </text:p>
        </text:list-item>
        <text:list-item>
          <text:p text:style-name="P3"><text:span text:style-name="Main_20_index_20_entry">Base.xls</text:span> is part of a data set collected by Lorraine Denby of AT&amp;T Bell Labs for a graphics exposition at the 1988 Joint Statistical Meetings. Base.xls has batting and salary data for 263 major league baseball players (used in Chapters 2, 3, 4, 5, and 10).</text:p>
        </text:list-item>
        <text:list-item>
          <text:p text:style-name="P3"><text:span text:style-name="Strong_20_Emphasis">Base2002.xls</text:span> contains updated batting averages for 449 major league players (used in Chapter 4 exercises). </text:p>
        </text:list-item>
        <text:list-item>
          <text:p text:style-name="P3"><text:span text:style-name="Strong_20_Emphasis">Base26.xls</text:span> gives batting data for the 26 major league teams on Tuesday, July 29, 1992, as reported the next day in the Bloomington, Illinois, <text:span text:style-name="Emphasis">Pantagraph</text:span> (used in Chapter 9). </text:p>
        </text:list-item>
        <text:list-item>
          <text:p text:style-name="P3"><text:span text:style-name="Strong_20_Emphasis">BaseInfd.xls</text:span> is a subset of Base.xls with only the infielders (used in Chapter 10). </text:p>
        </text:list-item>
        <text:list-item>
          <text:p text:style-name="P3"><text:span text:style-name="Strong_20_Emphasis">BBAver.xls</text:span> has the leading major league batting average for each of the years 1901-2002 (used in Chapter 11). </text:p>
        </text:list-item>
        <text:list-item>
          <text:p text:style-name="P3"><text:span text:style-name="Strong_20_Emphasis">BCancer.xls</text:span> has data analyzing the relationship between mean annual temperature in 16 regions and the region's mortality index for neoplasms of the female breast. Source: Lea (1965), British Medical Journal (used in Chapter 8). </text:p>
        </text:list-item>
        <text:list-item>
          <text:p text:style-name="P3"><text:span text:style-name="Strong_20_Emphasis">Beer.xls</text:span> gives monthly United States beer production for 1980–1991, as given by the Brewers Almanac 1992, published by the Beer Institute in Washington, DC (used in Chapter 11). <text:change-start text:change-id="ct1732703354848"/><text:span text:style-name="T1">Note: shows a nice </text:span><text:span text:style-name="T4">seasonal</text:span><text:span text:style-name="T1"> trend.</text:span><text:change-end text:change-id="ct1732703354848"/></text:p>
        </text:list-item>
        <text:list-item>
          <text:p text:style-name="P3"><text:span text:style-name="Strong_20_Emphasis">BigTen.xls</text:span> has data from the Chronicle of Higher Education, July 5, 1996, pages A41-A42 and ARCO: The Right College 1990, New York: ARCO Publishing (used in Chapters 2, 3, and 6).</text:p>
        </text:list-item>
        <text:list-item>
          <text:p text:style-name="P3"><text:span text:style-name="Strong_20_Emphasis">Booth.xls</text:span> has data on the largest banks in the U.S.A. in the early 1970s, taken from Booth (1985) (used in Chapter 8).</text:p>
        </text:list-item>
        <text:list-item>
          <text:p text:style-name="P3"><text:span text:style-name="Strong_20_Emphasis">Brewer.txt</text:span> has data on American beer consumption for the major brands. The data are from the Beverage Industry Annual Manual 91/92, page 37 (used in Chapter 2). <text:change-start text:change-id="ct1732851656992"/><text:span text:style-name="T8">Has only asset and income fields</text:span><text:change-end text:change-id="ct1732851656992"/></text:p>
        </text:list-item>
        <text:list-item>
          <text:p text:style-name="P3"><text:soft-page-break/><text:span text:style-name="Strong_20_Emphasis">Calc.xls</text:span> has the final grade in first-semester calculus and several predictor variables for 154 students (used in Chapters 3, 8, and 9).</text:p>
        </text:list-item>
        <text:list-item>
          <text:p text:style-name="P3"><text:span text:style-name="Strong_20_Emphasis">CalcFM.xls</text:span> contains a subset of the data from Calc.xls: just the calculus for the males and females, broken into two columns, one for each gender in Chapter 6). </text:p>
        </text:list-item>
        <text:list-item>
          <text:p text:style-name="P3"><text:span text:style-name="Strong_20_Emphasis">CancerRate.xls</text:span> displays data on cigarette use and various cancer rates by state. The data are expressed as per capita numbers of cigarettes smoked for 43 states and the District of Columbia in 1960, together with death per thousand population from various forms of cancer (used in Chapter 4).</text:p>
        </text:list-item>
        <text:list-item>
          <text:p text:style-name="P3"><text:span text:style-name="Strong_20_Emphasis">Cans.xls</text:span> has the width of 39 cans (used in Chapter 12).</text:p>
        </text:list-item>
        <text:list-item>
          <text:p text:style-name="P3"><text:span text:style-name="Strong_20_Emphasis">Cars.xls</text:span> has data on 392 car models. It is based on material collected by Donoho and Ernesto Ramos (1982) and has been used by statisticians to com the abilities of different statistics packages (used in Chapters 2, 3, 7, and 9) </text:p>
        </text:list-item>
        <text:list-item>
          <text:p text:style-name="P3"><text:span text:style-name="Strong_20_Emphasis">Coats.xls</text:span> has data on coating weight for sprayed coatings on metals (used in Chapter 12).</text:p>
        </text:list-item>
        <text:list-item>
          <text:p text:style-name="P3"><text:span text:style-name="Strong_20_Emphasis">Cola.xls</text:span> has data on foam volume, type (diet or regular), and brand for 48 cans of cola (used in Chapter 10). </text:p>
        </text:list-item>
        <text:list-item>
          <text:p text:style-name="P3"><text:span text:style-name="Strong_20_Emphasis">Cold.xls</text:span> contains an analysis of the effect of ascorbic acid on colds. The data are taken from Pauling, L. (1971) “The significance of the evidence about ascorbic acid and the common cold.” Proceedings of the National Academy of Sciences, 68, 2678–2681 (used in Chapter 7 exercises). </text:p>
        </text:list-item>
        <text:list-item>
          <text:p text:style-name="P3"><text:span text:style-name="Strong_20_Emphasis">Discrim.xls</text:span> has a subset of the data from JRCol.xls, reorganized to facilitate using the Analysis ToolPak (used in Chapter 9). </text:p>
        </text:list-item>
        <text:list-item>
          <text:p text:style-name="P3"><text:span text:style-name="Strong_20_Emphasis">Dow.xls</text:span> has the closing Dow Jones average for each month, 1981–1990 (used in Chapter 11).<text:change-start text:change-id="ct1732703357728"/> <text:span text:style-name="T2">Shows a nice upward trend that works well with an Exponential trend line.</text:span><text:change-end text:change-id="ct1732703357728"/></text:p>
        </text:list-item>
        <text:list-item>
          <text:p text:style-name="P3"><text:span text:style-name="Strong_20_Emphasis">Draft.xls</text:span> has data on draft numbers from the 1970 draft lottery. Birth dates were placed into a rotating drum and drawn out one at a time. The first date drawn received the number 1, and so forth (used in Chapters 4, 6, 8, and 11). </text:p>
        </text:list-item>
        <text:list-item>
          <text:p text:style-name="P3"><text:span text:style-name="Strong_20_Emphasis">Econ.xls</text:span> has data related to the economy of the United States from 1947 to 1962, as given by Longley (1967). The Deflator variable is a measure of the inflation of the dollar, arbitrarily set to 100 for 1954. Total contains total employment. Population shows us population each year (used in Chapter 2 and the Chapter 2 exercises). </text:p>
        </text:list-item>
        <text:list-item>
          <text:p text:style-name="P3"><text:span text:style-name="Strong_20_Emphasis">Eggs.xls</text:span> contains data on the lengths of cuckoo eggs found in the nests of other birds (drawn from the work of O. M. Latter in 1902) and used by L. H. C. Tippett (1902–1985) in his fundamental text on the subject.) Cuckoos are knows to lay their eggs in the nests of other (host) birds. The eggs are then adopted and hatched by the host birds (used in Chapters 4 and 10 exercises).</text:p>
        </text:list-item>
        <text:list-item>
          <text:p text:style-name="P3"><text:span text:style-name="Strong_20_Emphasis">Electric.xls</text:span> has monthly data on U.S. electric power production, 1978–1990. The source is <text:soft-page-break/>the 1992 CRB Commodity Year Book, published by the Commodity Research Bureau in New York (used in Chapter 11).<text:change-start text:change-id="ct1732703357968"/> <text:span text:style-name="T3">Shows a nice cyclic trend.</text:span><text:change-end text:change-id="ct1732703357968"/></text:p>
        </text:list-item>
        <text:list-item>
          <text:p text:style-name="P3"><text:span text:style-name="Strong_20_Emphasis">Emerald.xls</text:span> has data on Emerald Health Network, Inc. claim costs from 1986 to 1992. For comparison with the unadjusted consumer price index for all urban customers, along with the medical care component of the CPI. The Columbus Dispatch, June 8, 1993 (used in Chapter 8).</text:p>
        </text:list-item>
        <text:list-item>
          <text:p text:style-name="P3"><text:span text:style-name="Strong_20_Emphasis">ExpSolve.xls</text:span> has the monthly percent change in the Dow Jones average from <text:change-start text:change-id="ct1732703358208"/><text:span text:style-name="Emphasis">Dow.xls</text:span><text:change-end text:change-id="ct1732703358208"/>, set up to facilitate use by the Solver (used in Chapter 11).<text:change-start text:change-id="ct1732703355088"/> <text:span text:style-name="T3">Note: this is using the solver to calculate a smoothing factor and is </text:span><text:span text:style-name="T4">well beyond</text:span><text:span text:style-name="T3"> my Excel class.</text:span><text:change-end text:change-id="ct1732703355088"/></text:p>
        </text:list-item>
        <text:list-item>
          <text:p text:style-name="P3"><text:span text:style-name="Strong_20_Emphasis">Fidelity.xls</text:span> has figures from 1989, 1990, 1nd 1991 for 35 Fidelity sector funds. The source is the <text:span text:style-name="Emphasis">Morningstar Mutual Fund Sourcebook</text:span> 1992, Equity Mutual Funds (used in Chapter 8).</text:p>
        </text:list-item>
        <text:list-item>
          <text:p text:style-name="P3"><text:span text:style-name="Strong_20_Emphasis">FourYr.xls</text:span> has information on 24 colleges from the 1992 edition of U.S. News <text:span text:style-name="Emphasis">America's Best Colleges</text:span>. They list 140 national liberal arts colleges, 35 in each of four quartiles. A random sample of six colleges was taken from each quartile. An additional variable on computer availability is from the Computer Industry Almanac 1991 (used in Chapter 10).</text:p>
        </text:list-item>
        <text:list-item>
          <text:p text:style-name="P3"><text:span text:style-name="Strong_20_Emphasis">GenderOp.xls</text:span> has data on male and female responses to different issues, taken from the U.S. Census Bureau (used in Chapter 7). </text:p>
        </text:list-item>
        <text:list-item>
          <text:p text:style-name="P3"><text:span text:style-name="Strong_20_Emphasis">Heart.xls</text:span> has the results of an experiment conducted at Ohio State University to estimate the effects of rate of step climbing (0 = 14 steps/min, 1 = 21 steps/min, 2 = 28 steps/min) and step height (0 = 5.75 in., 1 = 11.5 in.) on heart rate (used in Chapter 10). </text:p>
        </text:list-item>
        <text:list-item>
          <text:p text:style-name="P3"><text:span text:style-name="Strong_20_Emphasis">Highway.xls</text:span> contains data on U.S. and New Mexico highway fatalities per million vehicle-miles, 1945–1984. Year 1 = 1945, etc. (used in Chapter 8 exercises). </text:p>
        </text:list-item>
        <text:list-item>
          <text:p text:style-name="P3"><text:span text:style-name="Strong_20_Emphasis">HomeData.xls</text:span> contains data on home prices in Albuquerque, New Mexico. The data are a random sample of records of home sales from 2/15/1993 to 4/30/1993, from the files maintained by the Albuquerque Board of Realtors. </text:p>
        </text:list-item>
        <text:list-item>
          <text:p text:style-name="P3"><text:span text:style-name="Strong_20_Emphasis">Honda12.xls</text:span> contains a subset of the Honda25.xls workbook in which the age variable is categorical with the values 1-3, 4-5, and 6+. Some observations of Honda25.xls have been removed to balance the data (used in Chapter 10). </text:p>
        </text:list-item>
        <text:list-item>
          <text:p text:style-name="P3"><text:span text:style-name="Strong_20_Emphasis">Honda25.xls</text:span> has price, age, and transmission for 25 used Hondas advertised in the San Francisco Examiner-Chronicle, November 25, 1990 (used in Chapter 10). </text:p>
        </text:list-item>
        <text:list-item>
          <text:p text:style-name="P3"><text:span text:style-name="Strong_20_Emphasis">HondaCiv.xls</text:span> includes price, age, and miles for used Honda Civics advertised in the San Francisco Examiner-Chronicle, November 25, 1990 (used in Chapter 9). </text:p>
        </text:list-item>
        <text:list-item>
          <text:p text:style-name="P3"><text:span text:style-name="Strong_20_Emphasis">Hotel.xls</text:span> has data on 32 hotels, eight chosen randomly from each of four cities, as given in the 1992 <text:span text:style-name="Emphasis">Mobil Travel Guide to Major Cities</text:span> (used in Chapter 10). </text:p>
        </text:list-item>
        <text:list-item>
          <text:p text:style-name="P3"><text:span text:style-name="Strong_20_Emphasis">HotelTwoWay.xls</text:span> is taken from the same source as the Hotel.xls data. However, the random sample has only two hotels in each of twelve cells, which are defined by four levels <text:soft-page-break/>of city and three levels of stars (used in Chapter 10).</text:p>
        </text:list-item>
        <text:list-item>
          <text:p text:style-name="P3"><text:span text:style-name="Strong_20_Emphasis">House.xls</text:span> has Bureau of Labor Statistics data for the consumer price index for housing from 1967 to 1996. Collected on a monthly basis (used in Chapter 11).<text:change-start text:change-id="ct1732703356768"/> <text:span text:style-name="T3">Shows an upward trend that works well for </text:span><text:change-end text:change-id="ct1732703356768"/><text:change-start text:change-id="ct1732703363728"/><text:span text:style-name="T3">linear </text:span><text:change-end text:change-id="ct1732703363728"/><text:change-start text:change-id="ct1732703363968"/><text:span text:style-name="T3">trend line with a forecast.</text:span><text:change-end text:change-id="ct1732703363968"/></text:p>
        </text:list-item>
        <text:list-item>
          <text:p text:style-name="P3"><text:span text:style-name="Strong_20_Emphasis">HouseTax.xls</text:span> contains data on the resale of homes from Feb. 15 to Apr 1993, from the files maintained by the Albuquerque Board of Realtors (used in Chapter 8 exercises). </text:p>
        </text:list-item>
        <text:list-item>
          <text:p text:style-name="P3"><text:span text:style-name="Strong_20_Emphasis">Jobs.xls</text:span> has Bureau of Labor Statistics data on youth unemployment (16-19) rates from 1981 to 1996 (used in Chapter 11). <text:change-start text:change-id="ct1732703363488"/><text:span text:style-name="T5">This shows a trend that works with a polynomial trendline to the </text:span><text:change-end text:change-id="ct1732703363488"/><text:change-start text:change-id="ct1732707528432"/><text:span text:style-name="T5">6</text:span><text:span text:style-name="T6">th</text:span><text:span text:style-name="T5"> order. It is also interesting to forecast 10 periods and see the upward trend.</text:span><text:change-end text:change-id="ct1732707528432"/></text:p>
        </text:list-item>
        <text:list-item>
          <text:p text:style-name="P3"><text:span text:style-name="Strong_20_Emphasis">JrCol.xls</text:span> has employment data for 81 faculty members at a junior college (used in Chapters 3, 6, 7, and 9).</text:p>
        </text:list-item>
        <text:list-item>
          <text:p text:style-name="P3"><text:span text:style-name="Strong_20_Emphasis">Longley.xls</text:span> has seven variables related to the economy of the United States in 1947–1962, as given by Longley (1967) (used in Chapter 3). </text:p>
        </text:list-item>
        <text:list-item>
          <text:p text:style-name="P3"><text:span text:style-name="Strong_20_Emphasis">Marriage.xls</text:span> contains data from a marriage-height study, taken from G.U. Yule, 1900, "On the association of attributes in statistics: with illustration from the material of the childhood society," Philos. Trans. Roy. Soc. Ser. 194 (used in Chapter 7).</text:p>
        </text:list-item>
        <text:list-item>
          <text:p text:style-name="P3"><text:span text:style-name="Strong_20_Emphasis">Math.xls</text:span> has data from students in a low-level math course (used in Chapter 6). </text:p>
        </text:list-item>
        <text:list-item>
          <text:p text:style-name="P3"><text:span text:style-name="Strong_20_Emphasis">Mortgage.xls</text:span> contains data on refusal rates from 20 lending institutions broken down by race and income status. The data was presented to a joint congressional hearing on discrimination in lending (used in Chapters 4 and 6). </text:p>
        </text:list-item>
        <text:list-item>
          <text:p text:style-name="P3"><text:span text:style-name="Strong_20_Emphasis">Mustang.xls</text:span> includes prices and ages of used Mustangs from the San Francisco Examiner-Chronicle, November 25, 1990 (used in Chapter 8).</text:p>
        </text:list-item>
        <text:list-item>
          <text:p text:style-name="P3"><text:span text:style-name="Strong_20_Emphasis">NFP.xls</text:span> contains daily temperature data taken for 239 consecutive days for a woman in her twenties as one of the measures used in natural family planning (NFP), in which a woman uses her monthly cycle in combination with a number of biological signs to determine the onset of ovulation. The file has four columns: Observation, Period (the menstrual period), Day (the day of the menstrual period; day 1 is the first day of menstruation), and waking temperature (used in Chapter 11).<text:change-start text:change-id="ct1732707526512"/> <text:span text:style-name="T5">This shows a cyclic trend, but the data are pretty scattered and difficult to use.</text:span><text:change-end text:change-id="ct1732707526512"/></text:p>
        </text:list-item>
        <text:list-item>
          <text:p text:style-name="P3"><text:span text:style-name="Strong_20_Emphasis">Noise.xls</text:span> contains data from testimony given to the Senate Public Works Committee on June 26, 1973, on the silencing properties of a special brand of filters (used in Chapter 10).</text:p>
        </text:list-item>
        <text:list-item>
          <text:p text:style-name="P3"><text:span text:style-name="Strong_20_Emphasis">NurseHome.xls</text:span> displays data collected by the Department of Health and Social Services of the state of New Mexico, covering 52 of the 60 licensed nursing facilities in New Mexico in 1988 (used in Chapter 6). </text:p>
        </text:list-item>
        <text:list-item>
          <text:p text:style-name="P3"><text:span text:style-name="Strong_20_Emphasis">Oil.xls</text:span> has data on the monthly production of crude cottonseed oil (in thousands of pounds) from 1992 to 1995. Data taken from the U.S. Census Bureau (used in Chapter 11). <text:change-start text:change-id="ct1732707525552"/><text:span text:style-name="T5">This </text:span><text:soft-page-break/><text:span text:style-name="T5">shows a nice seasonal cycle with a hi</text:span><text:change-end text:change-id="ct1732707525552"/><text:change-start text:change-id="ct1732707530592"/><text:span text:style-name="T5">gh in January and low in September.</text:span><text:change-end text:change-id="ct1732707530592"/></text:p>
        </text:list-item>
        <text:list-item>
          <text:p text:style-name="P3"><text:span text:style-name="Strong_20_Emphasis">OnTime.xls</text:span> has the percentage of on-time deliveries each month for a two year period (used in Chapter 12).</text:p>
        </text:list-item>
        <text:list-item>
          <text:p text:style-name="P3"><text:span text:style-name="Strong_20_Emphasis">Park.xls</text:span> contains monthly public-use data (the number of visitors) for Kenai Fjords National Park in Alaska in 1993. Data courtesy of Maria Gillett, chief of interpretation, and Glenn Hart, park ranger (used in Chapter 1).</text:p>
        </text:list-item>
        <text:list-item>
          <text:p text:style-name="P3"><text:span text:style-name="Strong_20_Emphasis">PCSurv.xls</text:span> has survey results on 35 makes of personal computers, taken from PC Magazine February 9, 1993. There were 17,000 questionnaires sent to randomly chosen subscribers, and the data are based on 8,176 responses. There are five variables. Used by permission of Ziff-Davis Publishing (used in Chapters 3 and 9). </text:p>
        </text:list-item>
        <text:list-item>
          <text:p text:style-name="P3"><text:span text:style-name="Strong_20_Emphasis">Polu.xls</text:span> gives the number of unhealthful days in each of 14 cities, for six years the 1980s. The figures are from "Environmental Protection National Air Quality and Emissions Trends Report, 1989," as quoted in the Universal Almanac 1992, p. 534 (used in Chapters 2. 4. and 6). </text:p>
        </text:list-item>
        <text:list-item>
          <text:p text:style-name="P3"><text:span text:style-name="Strong_20_Emphasis">Powder.xls</text:span> contains data from a company that manufactures baby powder, with random samples of bottle weights selected at one-minute intervals over the nighttime shift. Data courtesy of Kemp Wills. Johnson &amp; Johnson (used in Chapter 12).</text:p>
        </text:list-item>
        <text:list-item>
          <text:p text:style-name="P3"><text:span text:style-name="Strong_20_Emphasis">Race.xls</text:span> has data on the reaction times and race results from the first-round heats of the 1996 Summer Olympics in Atlanta (used in Chapters 3,5 and 10). </text:p>
        </text:list-item>
        <text:list-item>
          <text:p text:style-name="P3"><text:span text:style-name="Strong_20_Emphasis">RaceOp.xls</text:span> has data on opinions from individuals of different races from The National Election Studies at the Center for Political Studies at the University of Michigan's Institute for Social Research (used in Chapter 7). </text:p>
        </text:list-item>
        <text:list-item>
          <text:p text:style-name="P3"><text:span text:style-name="Strong_20_Emphasis">RacePair.xls</text:span> has data on the reaction times and race results from the first three rounds of the 100-meter race at the 1996 Summer Olympics in Atlanta (used in Chapters 6 and 10). </text:p>
        </text:list-item>
        <text:list-item>
          <text:p text:style-name="P3"><text:span text:style-name="Strong_20_Emphasis">Rain 100.xls</text:span> contains rainfall data for Northern Illinois from 1895 to 1998 (used in the Chapter 12 exercises). </text:p>
        </text:list-item>
        <text:list-item>
          <text:p text:style-name="P3"><text:span text:style-name="Strong_20_Emphasis">React.xls</text:span> has data on the reaction times from first-round heats at the 1996 Summer Olympics in Atlanta (used in the Chapters 4 and 10). </text:p>
        </text:list-item>
        <text:list-item>
          <text:p text:style-name="P3"><text:span text:style-name="Strong_20_Emphasis">Rod.xls</text:span> has data on the lengths of steel rods (used in Chapter 12). </text:p>
        </text:list-item>
        <text:list-item>
          <text:p text:style-name="P3"><text:span text:style-name="Strong_20_Emphasis">Safety.xls</text:span> has values for the seriousness of accidents at a firm (used in Chapter 12). </text:p>
        </text:list-item>
        <text:list-item>
          <text:p text:style-name="P3"><text:span text:style-name="Strong_20_Emphasis">Salary.xls</text:span> has salary data recorded by the Ohio State University to compare faculty salaries at 49 different universities (used in Chapter 4). </text:p>
        </text:list-item>
        <text:list-item>
          <text:p text:style-name="P4"><text:span text:style-name="Strong_20_Emphasis">Satisfy.xls</text:span> has satisfaction data for customers leaving an amusement park (used in Chapter 12). </text:p>
        </text:list-item>
        <text:list-item>
          <text:p text:style-name="P4"><text:soft-page-break/><text:span text:style-name="Strong_20_Emphasis">Sheet.xls</text:span> has data on defects in steel sheets (used in Chapter 12). </text:p>
        </text:list-item>
        <text:list-item>
          <text:p text:style-name="P4"><text:span text:style-name="Strong_20_Emphasis">Space.xls</text:span> has measurements on the electrical resistance at the calf (to get an idea of the loss of blood from the legs to the upper part of the body) over a period of 24 days, for seven men and eight women. The study was financed by NASA (used in Chapter 6). </text:p>
        </text:list-item>
        <text:list-item>
          <text:p text:style-name="P3"><text:span text:style-name="Strong_20_Emphasis">State.xls</text:span> has the death rate from cardiovascular problems and the death rate from pulmonary problems, for each of the 50 states. The data are from the Metropolitan Area Data Book of the U.S. Census Bureau (used in Chapters 2 and 8).</text:p>
        </text:list-item>
        <text:list-item>
          <text:p text:style-name="P4"><text:span text:style-name="Strong_20_Emphasis">Steel.xls</text:span> has the proportion of defects in each of 20 samples of steel rod (used in Chapter 12).</text:p>
        </text:list-item>
        <text:list-item>
          <text:p text:style-name="P3"><text:span text:style-name="Strong_20_Emphasis">Strength.xls</text:span> records the tensile strength of 25 steel samples (used in Chapter 1). </text:p>
        </text:list-item>
        <text:list-item>
          <text:p text:style-name="P3"><text:span text:style-name="Strong_20_Emphasis">Stress.xls</text:span> has strength data for steel bars (used in Chapter 12). </text:p>
        </text:list-item>
        <text:list-item>
          <text:p text:style-name="P3"><text:span text:style-name="Strong_20_Emphasis">Survey.xls</text:span> has data from 390 professors who responded to a questionnaire designed to help plan this book. There are 16 variables (used in Chapter 2). </text:p>
        </text:list-item>
        <text:list-item>
          <text:p text:style-name="P3"><text:span text:style-name="Strong_20_Emphasis">Teach.xls</text:span> has five evaluations for each of 20 instructors (used in Chapter 12). </text:p>
        </text:list-item>
        <text:list-item>
          <text:p text:style-name="P3"><text:span text:style-name="Strong_20_Emphasis">Teacher.xls</text:span> contains the average public teacher pay and spending on public schools per pupil in 1985 for 50 states and the District of Columbia reported by the Albuquerque Tribune (used in Chapters 4.6, and 8). </text:p>
        </text:list-item>
        <text:list-item>
          <text:p text:style-name="P3"><text:span text:style-name="Strong_20_Emphasis">Temp.xls</text:span> has the average January temperature for several U.S. cities (used in Chapter 9).</text:p>
        </text:list-item>
        <text:list-item>
          <text:p text:style-name="P3"><text:span text:style-name="Strong_20_Emphasis">Temp100.xls</text:span> contains temperature data for Northern Illinois from 1895 to 1998 (used in Chapter 12). </text:p>
        </text:list-item>
        <text:list-item>
          <text:p text:style-name="P3"><text:span text:style-name="Strong_20_Emphasis">Tornado.xls</text:span> contains data on the number of tornadoes of various degrees of severity in Kansas from 1950 to 1999. Tornadoes are rated on the Fujita Tornado Scale, which ranges from "minor" tornadoes rated at F0 to major tornadoes rated at F5 (used in Chapter 12). </text:p>
        </text:list-item>
        <text:list-item>
          <text:p text:style-name="P3"><text:span text:style-name="Strong_20_Emphasis">Unemp.xls</text:span> has unemployment levels from 1950 to 1959 as related to industrial production (used in Chapter 9). </text:p>
        </text:list-item>
        <text:list-item>
          <text:p text:style-name="P3"><text:span text:style-name="Strong_20_Emphasis">Visit.xls</text:span> contains monthly visitation data for two sites at the Kenal Fjords National Park in Alaska, from January 1990 through June 1994. Data courtesy of Maria Gillett, chief of interpretation, and Glenn Hart, park ranger (used in Chapter 11).<text:change-start text:change-id="ct1732707529872"/> <text:span text:style-name="T7">Shows a seasonal cycle for this park. Not many visitors in January!</text:span><text:change-end text:change-id="ct1732707529872"/></text:p>
        </text:list-item>
        <text:list-item>
          <text:p text:style-name="P3"><text:span text:style-name="Strong_20_Emphasis">Voting.xls</text:span> has data on the percent of the vote given to the Democratic presidential candidate in the 1980 and 1994 elections (used in Chapters 3 and 6). </text:p>
        </text:list-item>
        <text:list-item>
          <text:p text:style-name="P3"><text:span text:style-name="Strong_20_Emphasis">Waste.xls</text:span> contains data from a clothing manufacturer on the percent waste relative to what can be achieved via computer layouts. Data is collected for five different plants (used in Chapter 10).</text:p>
        </text:list-item>
        <text:list-item>
          <text:p text:style-name="P3"><text:soft-page-break/><text:span text:style-name="Strong_20_Emphasis">WBus.xls</text:span> contains data from the Wisconsin State Department of Development on the top 50 women-owned businesses (used in Chapter 4). </text:p>
        </text:list-item>
        <text:list-item>
          <text:p text:style-name="P3"><text:span text:style-name="Strong_20_Emphasis">Wheat.txt</text:span> and Wheat.xls have nutrition information on ten wheat products, as given on the labels (used in Chapters 2, 3, 8, and 9). </text:p>
        </text:list-item>
        <text:list-item>
          <text:p text:style-name="P3"><text:span text:style-name="Strong_20_Emphasis">WheatDan.xls</text:span> is the same as Wheat.xls with an additional case, the Apple Danish from McDonald's (used in Chapter 9). </text:p>
        </text:list-item>
        <text:list-item>
          <text:p text:style-name="P3"><text:span text:style-name="Strong_20_Emphasis">WLabor.xls</text:span> has data on labor force participation in 19 U.S. cities from 1968 Chapters 4 and 6). to 1972, from the U.S. Department of Labor statistical record (used in Chapters 4 and 6).</text:p>
        </text:list-item>
        <text:list-item>
          <text:p text:style-name="P3"><text:span text:style-name="Strong_20_Emphasis">Work.xls</text:span> displays the number of work stoppages of 1,000 workers or more for each month from 1981 to 1996, from the Bureau of Labor Statistics (used in Chapter 11).<text:change-start text:change-id="ct1732707527232"/> <text:span text:style-name="T7">Shows a lot of ups and downs but a trend is difficult to find.</text:span><text:change-end text:change-id="ct1732707527232"/></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398in" loext:contextual-spacing="false" fo:line-height="115%" style:shadow="none" style:writing-mode="page"/>
      <style:text-properties style:font-name="Calibri" fo:font-family="Calibri"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2in" loext:contextual-spacing="false" fo:line-height="120%"/>
      <style:text-properties style:font-name="Liberation Sans" fo:font-family="'Liberation Sans'" style:font-family-generic="swiss" style:font-pitch="variable" fo:font-size="11pt" officeooo:rsid="000c29e3"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 fo:font-family="'Liberation Sans'"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text-properties officeooo:rsid="000c8a1c" officeooo:paragraph-rsid="000c8a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Page <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3:42:59.129000000</meta:creation-date>
    <dc:title>Default Document</dc:title>
    <meta:generator>LibreOffice/6.4.3.2$Windows_X86_64 LibreOffice_project/747b5d0ebf89f41c860ec2a39efd7cb15b54f2d8</meta:generator>
    <meta:editing-duration>PT58M27S</meta:editing-duration>
    <meta:editing-cycles>7</meta:editing-cycles>
    <meta:initial-creator>George Self</meta:initial-creator>
    <dc:date>2020-05-15T15:59:34.013000000</dc:date>
    <dc:creator>George Self</dc:creator>
    <meta:document-statistic meta:table-count="0" meta:image-count="0" meta:object-count="0" meta:page-count="7" meta:paragraph-count="91" meta:word-count="2830" meta:character-count="16248" meta:non-whitespace-character-count="13551"/>
    <meta:template xlink:type="simple" xlink:actuate="onRequest" xlink:title="Default Document" xlink:href="../../../../../../AppData/Roaming/LibreOffice/4/user/template/Default%20Document1.ott" meta:date="2020-05-14T16:18:06.649000000"/>
  </office:meta>
</office:document-meta>
</file>